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ongiorno ........</text:p>
      <text:p text:style-name="Standard">come le accennavo quando ci siamo isti, <text:s/>nell'ambito delle attività di coordinamento delle varie realtà di Makers che il CSBNO cerca di favorire, ho registrato l'interesse da parte di alcune delle persone che frequentano i gruppi per il mondo di LORA.</text:p>
      <text:p text:style-name="Standard">Dopo breve ricerche devo dire che la cosa interessa anche a me personalmente e ho cominciato a sondare l'interese da parte dei makers che ci frequentano.</text:p>
      <text:p text:style-name="Standard">Almeno due persone si sono dette interessate ad intraprebdere un percorso per esplorare la tecnologia e qualche altro sperimntatore riusciamo a coinvolgerlo. Nessuno di noi ha competenze sprcifiche se non conoscienze acquisite cercando informazioni sul WEB.</text:p>
      <text:p text:style-name="Standard">Ci piacerebbe comunque continuare sulla strada e cercare di capire come muoverci in un mondo che <text:s/>sembra abbastanza vasto e in cui convivono spunti tecnologici interessanti ed eterogenei da approfondire.</text:p>
      <text:p text:style-name="Standard">Vorremmo quindi riunire gli interessati (che sono un po sprpagliati sul territorio del CSBNO ovvero Paderno Dugnano, Vanzago, Legnano e Arese) per uno scambio di idee e magari per definire degli obbiettivi che potremmo perseguire (definire dove concentrarci, identificare un progetto da realizzare, capire con quali tempi potremmo provare <text:s/>muoverci ecc.).</text:p>
      <text:p text:style-name="Standard">Proporrei di sfruttare una delle biblioteche per trovarci ipotizzando di organizzare per una sera con i seguenti vincoli:</text:p>
      <text:p text:style-name="Standard">Vanzago ed Arese sono dascartare in quanto mai aperte alla sera.</text:p>
      <text:p text:style-name="Standard">Paderno D. È aperta dalle 21.00 alle 22.00 il giovedì e il martedì ma è disponibile un locale adibito al LAB a cui possiamo accedere anche in giorni diversi dandone solo comunicazione (il gruppo di makers quì attivo si incontra per il montaggio di stampanti 3D il martedì) .</text:p>
      <text:p text:style-name="Standard">Personalmente sono impegnato le sere di martedì (lab di Paderno uno degli interessati frequenta questo gruppo), mercoledì (lab di Canegrate uno degli interessati frequenta questo gruppo) e giovedì (lab di Cinisello Balsamo).</text:p>
      <text:p text:style-name="Standard">Inoltre normalmente i sabati pomeriggio (il lab di Paderno è apetrto dalle 16.00 alle 19.009 e io sono presente.</text:p>
      <text:p text:style-name="Standard">Mi faccia sapere cosa pensa della cosa e vediamo di organizzare un incontro.</text:p>
      <text:p text:style-name="Standard">Graz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49S</meta:editing-duration>
    <meta:editing-cycles>3</meta:editing-cycles>
    <meta:generator>OpenOffice/4.1.3$Win32 OpenOffice.org_project/413m1$Build-9783</meta:generator>
    <dc:date>2018-03-29T15:54:48.48</dc:date>
    <dc:creator>Enrico Malacrida</dc:creator>
    <meta:document-statistic meta:table-count="0" meta:image-count="0" meta:object-count="0" meta:page-count="1" meta:paragraph-count="13" meta:word-count="329" meta:character-count="2115"/>
    <meta:user-defined meta:name="Info 1"/>
    <meta:user-defined meta:name="Info 2"/>
    <meta:user-defined meta:name="Info 3"/>
    <meta:user-defined meta:name="Info 4"/>
  </office:meta>
</office:document-meta>
</file>